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3.043cm" style:rel-column-width="11730*"/>
    </style:style>
    <style:style style:name="Tabelle1.B" style:family="table-column">
      <style:table-column-properties style:column-width="13.956cm" style:rel-column-width="53805*"/>
    </style:style>
    <style:style style:name="Tabel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B1" style:family="table-cell">
      <style:table-cell-properties fo:background-color="#b2b2b2" fo:padding="0.097cm" fo:border="0.002cm solid #000000">
        <style:background-image/>
      </style:table-cell-properties>
    </style:style>
    <style:style style:name="Tabelle1.2" style:family="table-row">
      <style:table-row-properties style:min-row-height="0.787cm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7" style:family="table-row">
      <style:table-row-properties style:min-row-height="0.81cm"/>
    </style:style>
    <style:style style:name="Tabelle1.A7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style:text-line-through-style="solid"/>
    </style:style>
    <style:style style:name="P3" style:family="paragraph" style:parent-style-name="Table_20_Contents">
      <style:text-properties style:text-line-through-style="none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2">
      <style:paragraph-properties fo:break-before="page"/>
    </style:style>
    <style:style style:name="P6" style:family="paragraph" style:parent-style-name="Table_20_Contents">
      <style:text-properties style:text-line-through-style="solid"/>
    </style:style>
    <style:style style:name="P7" style:family="paragraph" style:parent-style-name="Table_20_Contents">
      <style:text-properties style:text-line-through-style="none"/>
    </style:style>
    <style:style style:name="P8" style:family="paragraph" style:parent-style-name="Text_20_body" style:list-style-name="L4"/>
    <style:style style:name="P9" style:family="paragraph" style:parent-style-name="Text_20_body" style:list-style-name="L12"/>
    <style:style style:name="T1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size-complex="12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Konzept</text:h>
      <text:p text:style-name="Text_20_body"/>
      <text:h text:style-name="Heading_20_2" text:outline-level="2">Thema: </text:h>
      <text:p text:style-name="Text_20_body"><text:span text:style-name="T1">Untersuchung der Effizienz von RRT* bei der Pfadfindung autonomer Autos</text:span></text:p>
      <text:h text:style-name="Heading_20_2" text:outline-level="2">Vorgehen/notwendige Schritte</text:h>
      <text:p text:style-name="Text_20_body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">Datum</text:p>
          </table:table-cell>
          <table:table-cell table:style-name="Tabelle1.B1" office:value-type="string">
            <text:p text:style-name="P1">Arbeitsschritte</text:p>
          </table:table-cell>
        </table:table-row>
        <table:table-row table:style-name="Tabelle1.2">
          <table:table-cell table:style-name="Tabelle1.A2" office:value-type="string">
            <text:p text:style-name="P2">Bis Ende November</text:p>
          </table:table-cell>
          <table:table-cell table:style-name="Tabelle1.B2" office:value-type="string">
            <text:p text:style-name="P2">Metriken für Abfahrbarkeit und Glättung von Trajektorien grobe Abschätzung und Vergleich</text:p>
          </table:table-cell>
        </table:table-row>
        <table:table-row>
          <table:table-cell table:style-name="Tabelle1.A2" office:value-type="string">
            <text:p text:style-name="P2">Anfang Dezember</text:p>
          </table:table-cell>
          <table:table-cell table:style-name="Tabelle1.B2" office:value-type="string">
            <text:p text:style-name="P2">Gespräch Betreuer. Inhalt: Konzept, Inhalt der Arbeit, Betreuung (2-wöchiges melden?), Vortrag</text:p>
          </table:table-cell>
        </table:table-row>
        <table:table-row>
          <table:table-cell table:style-name="Tabelle1.A2" office:value-type="string">
            <text:p text:style-name="P2">ASAP</text:p>
          </table:table-cell>
          <table:table-cell table:style-name="Tabelle1.B2" office:value-type="string">
            <text:p text:style-name="P2">Code für RRT* schreiben und optimieren Python</text:p>
          </table:table-cell>
        </table:table-row>
        <table:table-row>
          <table:table-cell table:style-name="Tabelle1.A2" office:value-type="string">
            <text:p text:style-name="P2"/>
          </table:table-cell>
          <table:table-cell table:style-name="Tabelle1.B2" office:value-type="string">
            <text:p text:style-name="P2">Code für Gewährleistung einer fahrbaren Trajektorie schreiben</text:p>
          </table:table-cell>
        </table:table-row>
        <table:table-row>
          <table:table-cell table:style-name="Tabelle1.A2" office:value-type="string">
            <text:p text:style-name="P2">Januar</text:p>
          </table:table-cell>
          <table:table-cell table:style-name="Tabelle1.B2" office:value-type="string">
            <text:p text:style-name="P2">Code bei Github reinstellen</text:p>
          </table:table-cell>
        </table:table-row>
        <table:table-row table:style-name="Tabelle1.7">
          <table:table-cell table:style-name="Tabelle1.A7" office:value-type="date" office:date-value="2018-02-14">
            <text:p text:style-name="P2">14.02.18</text:p>
          </table:table-cell>
          <table:table-cell table:style-name="Tabelle1.B2" office:value-type="string">
            <text:p text:style-name="P2">Gespräch Betreuer, bzgl. Vortrag, Rewiring</text:p>
          </table:table-cell>
        </table:table-row>
        <table:table-row>
          <table:table-cell table:style-name="Tabelle1.A7" office:value-type="date" office:date-value="2018-02-21">
            <text:p text:style-name="P2">21.02.18</text:p>
          </table:table-cell>
          <table:table-cell table:style-name="Tabelle1.B2" office:value-type="string">
            <text:p text:style-name="P2">Gliederung ausarbeit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- Visualierung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n C++ Code ausführen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Einarbeitung ROS – Simpler C++ Code am Auto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>Klassenstruktur</text:p>
          </table:table-cell>
        </table:table-row>
        <table:table-row>
          <table:table-cell table:style-name="Tabelle1.A7" office:value-type="date" office:date-value="2018-02-28">
            <text:p text:style-name="Table_20_Contents">28.02.18</text:p>
          </table:table-cell>
          <table:table-cell table:style-name="Tabelle1.B2" office:value-type="string">
            <text:p text:style-name="Table_20_Contents">Anmeldung Bachelorarbeit</text:p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B2" office:value-type="string">
            <text:p text:style-name="Table_20_Contents">Einleitung schreiben</text:p>
          </table:table-cell>
        </table:table-row>
        <table:table-row>
          <table:table-cell table:style-name="Tabelle1.A7" office:value-type="date" office:date-value="2018-02-28">
            <text:p text:style-name="Table_20_Contents">28.02.18</text:p>
          </table:table-cell>
          <table:table-cell table:style-name="Tabelle1.B2" office:value-type="string">
            <text:p text:style-name="Table_20_Contents">Statusupdate mit Betreuer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B2" office:value-type="string">
            <text:p text:style-name="P3"/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Wissenschaftliche Messmethoden definier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ohne Hindernisse (3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Vortrag halten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Hindernissen (10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>Code implementieren mit beweglichen Hindernissen (min. 4/s)</text:p>
          </table:table-cell>
        </table:table-row>
        <table:table-row>
          <table:table-cell table:style-name="Tabelle1.A7">
            <text:p text:style-name="Table_20_Contents"/>
          </table:table-cell>
          <table:table-cell table:style-name="Tabelle1.B2" office:value-type="string">
            <text:p text:style-name="Table_20_Contents"/>
          </table:table-cell>
        </table:table-row>
        <table:table-row>
          <table:table-cell table:style-name="Tabelle1.A7" office:value-type="date" office:date-value="2018-05-10">
            <text:p text:style-name="Table_20_Contents">10.05.18</text:p>
          </table:table-cell>
          <table:table-cell table:style-name="Tabelle1.B2" office:value-type="string">
            <text:p text:style-name="Table_20_Contents">Korrekturlesen lassen</text:p>
          </table:table-cell>
        </table:table-row>
        <table:table-row>
          <table:table-cell table:style-name="Tabelle1.A7" office:value-type="date" office:date-value="2018-06-01">
            <text:p text:style-name="Table_20_Contents">01.06.18</text:p>
          </table:table-cell>
          <table:table-cell table:style-name="Tabelle1.B2" office:value-type="string">
            <text:p text:style-name="Table_20_Contents">Bachelorarbeit abgeben</text:p>
          </table:table-cell>
        </table:table-row>
      </table:table>
      <text:h text:style-name="Heading_20_2" text:outline-level="2"><text:soft-page-break/></text:h>
      <text:h text:style-name="Heading_20_2" text:outline-level="2"/>
      <text:h text:style-name="Heading_20_2" text:outline-level="2">Zukunftsmusik</text:h>
      <text:p text:style-name="Text_20_body"/>
      <text:list xml:id="list8571676936136523694" text:style-name="L4">
        <text:list-item>
          <text:p text:style-name="P8">Anytime wäre nice – Pfad während der Fahrt überprüfen und verbessern</text:p>
        </text:list-item>
        <text:list-item>
          <text:p text:style-name="P8">Bewegliche Hindernisse</text:p>
          <text:list>
            <text:list-item>
              <text:p text:style-name="P8">RRT* mit 3 Knotenzuständen sicher / nicht sicher / gesperrt</text:p>
            </text:list-item>
            <text:list-item>
              <text:p text:style-name="P8">Mithilfe von Sensordaten können beliebigen Punkten ein Zustand zugeordnet werden</text:p>
            </text:list-item>
          </text:list>
        </text:list-item>
        <text:list-item>
          <text:p text:style-name="P8">Baum wächst in beide Richtungen auf virtueller Karte</text:p>
        </text:list-item>
        <text:list-item>
          <text:p text:style-name="P8">Häufigkeit: Am besten 30x pro Sekunde, bis zu 4mal pro Sekunde Alg ausführen ist auch ok</text:p>
        </text:list-item>
      </text:list>
      <text:p text:style-name="Text_20_body"/>
      <text:h text:style-name="Heading_20_2" text:outline-level="2"/>
      <text:h text:style-name="P5" text:outline-level="2">Gliederung</text:h>
      <text:list xml:id="list2581346474696905948" text:style-name="L12">
        <text:list-item>
          <text:p text:style-name="P9">Titel</text:p>
        </text:list-item>
        <text:list-item>
          <text:p text:style-name="P9">Zusammenfassung – Abstract</text:p>
        </text:list-item>
        <text:list-item>
          <text:p text:style-name="P9">Eidesstattliche Erklärung</text:p>
        </text:list-item>
        <text:list-item text:start-value="1">
          <text:p text:style-name="P9">Einleitung</text:p>
          <text:list>
            <text:list-item>
              <text:p text:style-name="P9">Thema und Kontext/Motivaton</text:p>
            </text:list-item>
            <text:list-item>
              <text:p text:style-name="P9">Ziel der Arbeit</text:p>
              <text:list>
                <text:list-item>
                  <text:p text:style-name="P9">Was ist das Problem</text:p>
                </text:list-item>
                <text:list-item>
                  <text:p text:style-name="P9">Warum ist das ein Problem</text:p>
                </text:list-item>
                <text:list-item>
                  <text:p text:style-name="P9">Was ist <text:span text:style-name="T3">nicht</text:span><text:span text:style-name="T2"> das Problem/Was wird mit der Arbeit </text:span><text:span text:style-name="T3">nicht</text:span><text:span text:style-name="T2"> gelöst</text:span></text:p>
                </text:list-item>
              </text:list>
            </text:list-item>
            <text:list-item>
              <text:p text:style-name="P9">Vorgehen bei der Umsetzung</text:p>
              <text:list>
                <text:list-item>
                  <text:p text:style-name="P9">Gewählter Lösungsansatz, Alternativen, Abwägungen</text:p>
                </text:list-item>
              </text:list>
            </text:list-item>
            <text:list-item>
              <text:p text:style-name="P9">Aufbau der Arbeit</text:p>
              <text:list>
                <text:list-item>
                  <text:p text:style-name="P9">Grafik</text:p>
                </text:list-item>
                <text:list-item>
                  <text:p text:style-name="P9">Anmerkung zur Gestaltung der Arbeit</text:p>
                </text:list-item>
              </text:list>
            </text:list-item>
          </text:list>
        </text:list-item>
        <text:list-item>
          <text:p text:style-name="P9">Grundlagen/Hintergrund der Arbeit</text:p>
          <text:list>
            <text:list-item>
              <text:p text:style-name="P9">Verwendete grundlegendeAlgorithmen</text:p>
              <text:list>
                <text:list-item>
                  <text:p text:style-name="P9">RRT</text:p>
                </text:list-item>
                <text:list-item>
                  <text:p text:style-name="P9">RRT*</text:p>
                </text:list-item>
              </text:list>
            </text:list-item>
            <text:list-item>
              <text:p text:style-name="P9">Weitere wichtige Grundlagen</text:p>
            </text:list-item>
            <text:list-item>
              <text:p text:style-name="P9">Begriffserklärungen</text:p>
            </text:list-item>
          </text:list>
        </text:list-item>
        <text:list-item>
          <text:p text:style-name="P9">Verwandte Arbeiten/Hintergrund der Arbeit</text:p>
          <text:list>
            <text:list-item>
              <text:p text:style-name="P9">Wichtige verwendete Quellen und deren Beitrag zum Thema</text:p>
            </text:list-item>
          </text:list>
        </text:list-item>
        <text:list-item>
          <text:p text:style-name="P9">Umsetzung</text:p>
          <text:list>
            <text:list-item>
              <text:p text:style-name="P9">ROSCORE</text:p>
              <text:list>
                <text:list-item>
                  <text:p text:style-name="P9">Softwarearchitektur</text:p>
                </text:list-item>
                <text:list-item>
                  <text:p text:style-name="P9">APIs</text:p>
                </text:list-item>
              </text:list>
            </text:list-item>
            <text:list-item>
              <text:p text:style-name="P9">Algorithmen – zentrale Elemente der Software</text:p>
              <text:list>
                <text:list-item>
                  <text:p text:style-name="P9">Benutzeroberfläche – GUI</text:p>
                </text:list-item>
                <text:list-item>
                  <text:p text:style-name="P9">Zentraler Quellcode</text:p>
                </text:list-item>
              </text:list>
            </text:list-item>
            <text:list-item>
              <text:p text:style-name="P9">Dokumentation der Durchführung und entstandener Artefakte</text:p>
            </text:list-item>
            <text:list-item>
              <text:p text:style-name="P9">Verwendete Metriken</text:p>
            </text:list-item>
            <text:list-item>
              <text:p text:style-name="P9">Beschreibung besonderer Schwierigkeiten und wie diese umgangen wurden</text:p>
            </text:list-item>
            <text:list-item>
              <text:p text:style-name="P9">(Evaluation – nur wenn ich dazu Zeit hab)</text:p>
              <text:list>
                <text:list-item>
                  <text:p text:style-name="P9">Tests und Testdatensätze für die Software</text:p>
                </text:list-item>
                <text:list-item>
                  <text:p text:style-name="P9">Korrektheitsbeweise der Software</text:p>
                </text:list-item>
              </text:list>
            </text:list-item>
          </text:list>
        </text:list-item>
        <text:list-item>
          <text:p text:style-name="P9"><text:soft-page-break/>Auswertung und Vergleich</text:p>
          <text:list>
            <text:list-item>
              <text:p text:style-name="P9">Präsentation verschiedener Varianten und deren Erfolg</text:p>
            </text:list-item>
            <text:list-item>
              <text:p text:style-name="P9">Grafiken</text:p>
            </text:list-item>
            <text:list-item>
              <text:p text:style-name="P9">Kontext zu anderen Arbeiten</text:p>
            </text:list-item>
            <text:list-item>
              <text:p text:style-name="P9">Evaluation der Arbeitsweise</text:p>
            </text:list-item>
          </text:list>
        </text:list-item>
        <text:list-item>
          <text:p text:style-name="P9">Fazit und Bewertung</text:p>
          <text:list>
            <text:list-item>
              <text:p text:style-name="P9">Ziel der Arbeit und zentrale Ergebnisse</text:p>
            </text:list-item>
            <text:list-item>
              <text:p text:style-name="P9">Ausblick</text:p>
            </text:list-item>
            <text:list-item>
              <text:p text:style-name="P9">Bedeutung</text:p>
            </text:list-item>
            <text:list-item>
              <text:p text:style-name="P9">Weiterführende Arbeiten/aufgetretene Probleme und deren Lösung</text:p>
            </text:list-item>
          </text:list>
        </text:list-item>
        <text:list-item>
          <text:p text:style-name="P9">Literaturliste und Quellenverzeichn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4DT4H3M28S</meta:editing-duration>
    <meta:editing-cycles>15</meta:editing-cycles>
    <meta:generator>OpenOffice/4.1.1$Win32 OpenOffice.org_project/411m6$Build-9775</meta:generator>
    <dc:date>2018-02-28T08:24:16.76</dc:date>
    <meta:document-statistic meta:table-count="1" meta:image-count="0" meta:object-count="0" meta:page-count="4" meta:paragraph-count="91" meta:word-count="398" meta:character-count="2945"/>
    <meta:user-defined meta:name="Info 1"/>
    <meta:user-defined meta:name="Info 2"/>
    <meta:user-defined meta:name="Info 3"/>
    <meta:user-defined meta:name="Info 4"/>
  </office:meta>
</office:document-meta>
</file>